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_rol" table:style-name="ta1">
        <table:shapes>
          <draw:frame draw:z-index="0" draw:style-name="gr1" draw:text-style-name="P1" svg:width="33.682cm" svg:height="20.666cm" svg:x="3.935cm" svg:y="0.106cm">
            <draw:object draw:notify-on-update-of-ranges="hash_rol.B1:hash_rol.B1 hash_rol.B2:hash_rol.B4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 value</text:p>
          </table:table-cell>
          <table:table-cell office:value-type="string" calcext:value-type="string">
            <text:p><text:s/>hash_ro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7T21:57:33.737594608</dc:date>
    <meta:editing-duration>PT16M38S</meta:editing-duration>
    <meta:editing-cycles>2</meta:editing-cycles>
    <meta:generator>LibreOffice/7.3.7.2$Linux_X86_64 LibreOffice_project/30$Build-2</meta:generator>
    <meta:document-statistic meta:table-count="1" meta:cell-count="9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1c831b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683cm" svg:height="20.667cm" xlink:href=".." xlink:type="simple" chart:class="chart:bar" chart:style-name="ch1">
        <chart:legend chart:legend-position="end" svg:x="31.526cm" svg:y="10.034cm" style:legend-expansion="high" chart:style-name="ch2"/>
        <chart:plot-area chart:style-name="ch3" table:cell-range-address="hash_rol.B1:hash_rol.B480" chart:data-source-has-labels="row" svg:x="0.673cm" svg:y="0.413cm" svg:width="30.18cm" svg:height="19.841cm">
          <chart:coordinate-region svg:x="1.294cm" svg:y="0.612cm" svg:width="29.559cm" svg:height="18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sh_rol.B2:hash_rol.B480" chart:label-cell-address="hash_rol.B1:hash_rol.B1" chart:class="chart:bar">
            <chart:data-point chart:repeated="110"/>
            <chart:data-point chart:style-name="ch8"/>
            <chart:data-point chart:repeated="22"/>
            <chart:data-point chart:style-name="ch8"/>
            <chart:data-point chart:repeated="117"/>
            <chart:data-point chart:style-name="ch8"/>
            <chart:data-point chart:repeated="24"/>
            <chart:data-point chart:style-name="ch8"/>
            <chart:data-point chart:repeated="2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ash_rol</text:p>
                <draw:g>
                  <svg:desc>hash_rol.B1:hash_ro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hash_rol.B2:hash_rol.B4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